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c6b" officeooo:paragraph-rsid="00109c6b"/>
    </style:style>
    <style:style style:name="T1" style:family="text">
      <style:text-properties officeooo:rsid="0010dd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Libraries</text:p>
      <text:p text:style-name="P1"><text:line-break/>Somes times, its useful to take complicated code and package it to be more modular. We often refer a file that contains a collection of <text:s/>related functions as a 'library.' For instance, we may have a collection of useful math functions that we've written and want to use across multiple sketches; or we might have a library that helps communicate with a specific input or output device. You'll likely find as we delve into digital devices in the next section that often the manufacturer of a device will distribute a library with that device to help you communicate with it. <text:line-break/><text:line-break/>This emphasizes two concepts that are very important to programming: modularity and abstraction. Modularity is the process of making your code easy to move from one project to another. This includes practices like writing short, well defined functions, <text:span text:style-name="T1">and discreet well defined classes. Writing modular code makes it easier to make changes to the code without introducing unforeseen consquences. <text:line-break/><text:line-break/>Abstraction if the idea of hiding the operation a specific function so that the caller of that function does not need to understand how it works, just what it does. For instance, we may design a function calle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39M18S</meta:editing-duration>
    <meta:editing-cycles>3</meta:editing-cycles>
    <meta:generator>LibreOffice/5.2.1.2$Windows_x86 LibreOffice_project/31dd62db80d4e60af04904455ec9c9219178d620</meta:generator>
    <dc:date>2017-04-02T12:45:15.014000000</dc:date>
    <meta:document-statistic meta:table-count="0" meta:image-count="0" meta:object-count="0" meta:page-count="1" meta:paragraph-count="2" meta:word-count="199" meta:character-count="1201" meta:non-whitespace-character-count="997"/>
    <meta:user-defined meta:name="Info 1"/>
    <meta:user-defined meta:name="Info 2"/>
    <meta:user-defined meta:name="Info 3"/>
    <meta:user-defined meta:name="Info 4"/>
  </office:meta>
</office:document-meta>
</file>